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d6add" officeooo:paragraph-rsid="001d6ad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d6add" officeooo:paragraph-rsid="001d6ad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6add" officeooo:paragraph-rsid="001eb3a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weight-complex="normal" style:text-emphasize="none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officeooo:paragraph-rsid="00154d6a" style:font-size-asian="9pt" style:font-style-asian="normal" style:font-weight-asian="normal" style:font-weight-complex="normal" style:text-emphasize="none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officeooo:rsid="00201382" officeooo:paragraph-rsid="00201382" style:font-size-asian="9pt" style:font-style-asian="normal" style:font-weight-asian="normal" style:font-weight-complex="normal" style:text-emphasize="none"/>
    </style:style>
    <style:style style:name="P1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a2a" officeooo:paragraph-rsid="001e7a2a" style:font-size-asian="12pt" style:font-style-asian="normal" style:font-weight-asian="normal" style:font-size-complex="12pt" style:font-weight-complex="normal" style:text-emphasize="none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382" officeooo:paragraph-rsid="00201382" style:font-size-asian="12pt" style:font-style-asian="normal" style:font-weight-asian="normal" style:font-size-complex="12pt" style:font-weight-complex="normal" style:text-emphasize="none"/>
    </style:style>
    <style:style style:name="P13" style:family="paragraph" style:parent-style-name="Standard">
      <style:paragraph-properties fo:text-align="justify" style:justify-single-word="false" fo:break-before="page"/>
      <style:text-properties fo:font-weight="normal" officeooo:rsid="001d6add" officeooo:paragraph-rsid="001d6ad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1a803" officeooo:paragraph-rsid="0021a80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803" officeooo:paragraph-rsid="0021a803" style:font-size-asian="12pt" style:font-style-asian="normal" style:font-weight-asian="normal" style:font-size-complex="12pt" style:font-weight-complex="normal" style:text-emphasize="none"/>
    </style:style>
    <style:style style:name="P1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officeooo:rsid="0021a803" officeooo:paragraph-rsid="0021a803" style:font-size-asian="9pt" style:font-style-asian="normal" style:font-weight-asian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eb3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oyo a personal para los ajustes a los tabuladores por incremento salaria.</text:p>
      <text:p text:style-name="P1"/>
      <text:p text:style-name="P1">1.-) Talento Humano crea los códigos y nombres de cada <text:s/>tabulador; el analista y/o el jefe de dpto lo hace por el sistema. Con esto se actualiza la tabla <text:span text:style-name="T1">sno_tabulador. </text:span><text:span text:style-name="T2"><text:s/>Para ellos el usuario debe ingresar al Sistema de Recursos Humanos. Opciones Definiciones-Tabulador. Ingresa los datos: Código, descripción y nómina; y proceder a guardar la información. </text:span></text:p>
      <text:p text:style-name="P1"/>
      <text:p text:style-name="P1">2.-) Sistema crea los grados, pasos y aumento salaria; a partir del tabulador indicado por Administración de Personal. Para ello se actualiza la tabla: <text:span text:style-name="T1">sno_grado</text:span>. Se utiliza el siguiente script:</text:p>
      <text:p text:style-name="P1"/>
      <text:p text:style-name="P1"/>
      <text:p text:style-name="P14">--Nomina 0000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10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10062' AND</text:p>
      <text:p text:style-name="P14"><text:tab/>codnom='0000';</text:p>
      <text:p text:style-name="P14"/>
      <text:p text:style-name="P14">--Nomina 0001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9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9062' AND</text:p>
      <text:p text:style-name="P14"><text:tab/>codnom='0001';</text:p>
      <text:p text:style-name="P14"/>
      <text:p text:style-name="P14">--Nomina 0001</text:p>
      <text:p text:style-name="P14">INSERT INTO sno_grado</text:p>
      <text:p text:style-name="P14"><text:soft-page-break/>SELECT </text:p>
      <text:p text:style-name="P14"><text:tab/>codemp,</text:p>
      <text:p text:style-name="P14"><text:tab/>codnom,</text:p>
      <text:p text:style-name="P14"><text:tab/>'000000000000201811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11062' AND</text:p>
      <text:p text:style-name="P14"><text:tab/>codnom='0001';</text:p>
      <text:p text:style-name="P14"/>
      <text:p text:style-name="P14">--Nomina 0002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8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8062' AND</text:p>
      <text:p text:style-name="P14"><text:tab/>codnom='0002';</text:p>
      <text:p text:style-name="P14"/>
      <text:p text:style-name="P14">--Nomina 0002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13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soft-page-break/><text:tab/>codtab='00000000000201813062' AND</text:p>
      <text:p text:style-name="P14"><text:tab/>codnom='0002';</text:p>
      <text:p text:style-name="P14"/>
      <text:p text:style-name="P14"/>
      <text:p text:style-name="P14">--Nomina 0003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6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6062' AND</text:p>
      <text:p text:style-name="P14"><text:tab/>codnom='0003';</text:p>
      <text:p text:style-name="P14"/>
      <text:p text:style-name="P14"/>
      <text:p text:style-name="P14"/>
      <text:p text:style-name="P14">--Nomina 0003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7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7062' AND</text:p>
      <text:p text:style-name="P14"><text:tab/>codnom='0003';</text:p>
      <text:p text:style-name="P14"/>
      <text:p text:style-name="P14">--Nomina 0003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1207',</text:p>
      <text:p text:style-name="P14"><text:tab/>codpas,</text:p>
      <text:p text:style-name="P14"><text:soft-page-break/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12062' AND</text:p>
      <text:p text:style-name="P14"><text:tab/>codnom='0003';</text:p>
      <text:p text:style-name="P14"/>
      <text:p text:style-name="P14">--Nomina 0004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507',</text:p>
      <text:p text:style-name="P14"><text:tab/>codpas,</text:p>
      <text:p text:style-name="P14"><text:tab/>codgra,</text:p>
      <text:p text:style-name="P14"><text:tab/>monsalgra+450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5062' AND</text:p>
      <text:p text:style-name="P14"><text:tab/>codnom='0004';</text:p>
      <text:p text:style-name="P14"/>
      <text:p text:style-name="P14"/>
      <text:p text:style-name="P14">--Nomina 0006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407',</text:p>
      <text:p text:style-name="P14"><text:tab/>codpas,</text:p>
      <text:p text:style-name="P14"><text:tab/>codgra,</text:p>
      <text:p text:style-name="P14"><text:tab/>monsalgra+15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4062' AND</text:p>
      <text:p text:style-name="P14"><text:tab/>codnom='0006';</text:p>
      <text:p text:style-name="P14"/>
      <text:p text:style-name="P14">--Nomina 0007</text:p>
      <text:p text:style-name="P14"><text:soft-page-break/>INSERT INTO sno_grado</text:p>
      <text:p text:style-name="P14">SELECT </text:p>
      <text:p text:style-name="P14"><text:tab/>codemp,</text:p>
      <text:p text:style-name="P14"><text:tab/>codnom,</text:p>
      <text:p text:style-name="P14"><text:tab/>'00000000000020180307',</text:p>
      <text:p text:style-name="P14"><text:tab/>codpas,</text:p>
      <text:p text:style-name="P14"><text:tab/>codgra,</text:p>
      <text:p text:style-name="P14"><text:tab/>monsalgra+15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3062' AND</text:p>
      <text:p text:style-name="P14"><text:tab/>codnom='0007';</text:p>
      <text:p text:style-name="P14"/>
      <text:p text:style-name="P14">--Nomina 0008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107',</text:p>
      <text:p text:style-name="P14"><text:tab/>codpas,</text:p>
      <text:p text:style-name="P14"><text:tab/>codgra,</text:p>
      <text:p text:style-name="P14"><text:tab/>monsalgra+15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where</text:p>
      <text:p text:style-name="P14"><text:tab/>codtab='00000000000201801062' AND</text:p>
      <text:p text:style-name="P14"><text:tab/>codnom='0008';</text:p>
      <text:p text:style-name="P14"/>
      <text:p text:style-name="P14">--Nomina 0009</text:p>
      <text:p text:style-name="P14">INSERT INTO sno_grado</text:p>
      <text:p text:style-name="P14">SELECT </text:p>
      <text:p text:style-name="P14"><text:tab/>codemp,</text:p>
      <text:p text:style-name="P14"><text:tab/>codnom,</text:p>
      <text:p text:style-name="P14"><text:tab/>'00000000000020180207',</text:p>
      <text:p text:style-name="P14"><text:tab/>codpas,</text:p>
      <text:p text:style-name="P14"><text:tab/>codgra,</text:p>
      <text:p text:style-name="P14"><text:tab/>monsalgra+1500,</text:p>
      <text:p text:style-name="P14"><text:tab/>moncomgra,</text:p>
      <text:p text:style-name="P14"><text:tab/>aniodes, </text:p>
      <text:p text:style-name="P14"><text:tab/>aniohas</text:p>
      <text:p text:style-name="P14">FROM</text:p>
      <text:p text:style-name="P14"><text:tab/>sno_grado </text:p>
      <text:p text:style-name="P14"><text:soft-page-break/>where</text:p>
      <text:p text:style-name="P14"><text:tab/>codtab='00000000000201802062' AND</text:p>
      <text:p text:style-name="P14"><text:tab/>codnom='0009';</text:p>
      <text:p text:style-name="P3"/>
      <text:p text:style-name="P2">NOTA: En el campo nro 3; que corresponde a codtab se escribe o se específica el numero del tabulador que se le va asignar a esa nómina como lo indica la tabla que pasa <text:s/>Administración de Personal.</text:p>
      <text:p text:style-name="P1"/>
      <text:p text:style-name="P2">En el campo nro 6; que corresponde a <text:s/>monsalgra se le incrementa el monto que corresponde a ese tabulador y nómina.</text:p>
      <text:p text:style-name="P4"/>
      <text:p text:style-name="P1"><text:span text:style-name="T2">3.-) Se le asigna el tabulador al cargo. Para ello debe actualizarse la tabla </text:span><text:span text:style-name="T1">sno_asignacioncargo</text:span><text:span text:style-name="T2">. <text:s/>La actualización consiste en modificar el campo codtab de la tabla sno_asignacioncargo por el nuevo tabulador que indica Administración de Personal; importante considerar también el tipo de nómina. Para ello se ejecuta el siguiente script:</text:span></text:p>
      <text:p text:style-name="P4"/>
      <text:p text:style-name="P15">--Nomina 0000</text:p>
      <text:p text:style-name="P15">UPDATE <text:s/>sno_asignacioncargo SET </text:p>
      <text:p text:style-name="P15">codtab='00000000000020181007'</text:p>
      <text:p text:style-name="P15">WHERE</text:p>
      <text:p text:style-name="P15"><text:tab/>codtab='00000000000201810062' AND</text:p>
      <text:p text:style-name="P15"><text:tab/>codnom='0000';</text:p>
      <text:p text:style-name="P15"/>
      <text:p text:style-name="P15">--Nomina 0001</text:p>
      <text:p text:style-name="P15">UPDATE <text:s/>sno_asignacioncargo SET </text:p>
      <text:p text:style-name="P15">codtab='00000000000020180907'</text:p>
      <text:p text:style-name="P15">WHERE</text:p>
      <text:p text:style-name="P15"><text:tab/>codtab='00000000000201809062' AND</text:p>
      <text:p text:style-name="P15"><text:tab/>codnom='0001';</text:p>
      <text:p text:style-name="P15"/>
      <text:p text:style-name="P15"/>
      <text:p text:style-name="P15">--Nomina 0001</text:p>
      <text:p text:style-name="P15">UPDATE <text:s/>sno_asignacioncargo SET </text:p>
      <text:p text:style-name="P15">codtab='00000000000020181107'</text:p>
      <text:p text:style-name="P15">WHERE</text:p>
      <text:p text:style-name="P15"><text:tab/>codtab='00000000000201811062' AND</text:p>
      <text:p text:style-name="P15"><text:tab/>codnom='0001';</text:p>
      <text:p text:style-name="P15"/>
      <text:p text:style-name="P15">--Nomina 0002</text:p>
      <text:p text:style-name="P15">UPDATE <text:s/>sno_asignacioncargo SET </text:p>
      <text:p text:style-name="P15">codtab='00000000000020180807'</text:p>
      <text:p text:style-name="P15">WHERE</text:p>
      <text:p text:style-name="P15"><text:tab/>codtab='00000000000201808062' AND</text:p>
      <text:p text:style-name="P15"><text:tab/>codnom='0002';</text:p>
      <text:p text:style-name="P15"/>
      <text:p text:style-name="P15">--Nomina 0002</text:p>
      <text:p text:style-name="P15">UPDATE <text:s/>sno_asignacioncargo SET </text:p>
      <text:p text:style-name="P15">codtab='00000000000020181307'</text:p>
      <text:p text:style-name="P15">WHERE</text:p>
      <text:p text:style-name="P15"><text:soft-page-break/><text:tab/>codtab='00000000000201813062' AND</text:p>
      <text:p text:style-name="P15"><text:tab/>codnom='0002';</text:p>
      <text:p text:style-name="P15"/>
      <text:p text:style-name="P15">--Nomina 0003</text:p>
      <text:p text:style-name="P15">UPDATE <text:s/>sno_asignacioncargo SET </text:p>
      <text:p text:style-name="P15">codtab='00000000000020180607'</text:p>
      <text:p text:style-name="P15">WHERE</text:p>
      <text:p text:style-name="P15"><text:tab/>codtab='00000000000201806062' AND</text:p>
      <text:p text:style-name="P15"><text:tab/>codnom='0003';</text:p>
      <text:p text:style-name="P15"/>
      <text:p text:style-name="P15">--Nomina 0003</text:p>
      <text:p text:style-name="P15">UPDATE <text:s/>sno_asignacioncargo SET </text:p>
      <text:p text:style-name="P15">codtab='00000000000020180707'</text:p>
      <text:p text:style-name="P15">WHERE</text:p>
      <text:p text:style-name="P15"><text:tab/>codtab='00000000000201807062' AND</text:p>
      <text:p text:style-name="P15"><text:tab/>codnom='0003';</text:p>
      <text:p text:style-name="P15"/>
      <text:p text:style-name="P15">--Nomina 0003</text:p>
      <text:p text:style-name="P15">UPDATE <text:s/>sno_asignacioncargo SET </text:p>
      <text:p text:style-name="P15">codtab='00000000000020181207'</text:p>
      <text:p text:style-name="P15">WHERE</text:p>
      <text:p text:style-name="P15"><text:tab/>codtab='00000000000201812062' AND</text:p>
      <text:p text:style-name="P15"><text:tab/>codnom='0003';</text:p>
      <text:p text:style-name="P15"/>
      <text:p text:style-name="P15"/>
      <text:p text:style-name="P15">--Nomina 0004</text:p>
      <text:p text:style-name="P15">UPDATE <text:s/>sno_asignacioncargo SET </text:p>
      <text:p text:style-name="P15">codtab='00000000000020180507'</text:p>
      <text:p text:style-name="P15">WHERE</text:p>
      <text:p text:style-name="P15"><text:tab/>codtab='00000000000201805062' AND</text:p>
      <text:p text:style-name="P15"><text:tab/>codnom='0004';</text:p>
      <text:p text:style-name="P15"/>
      <text:p text:style-name="P15"/>
      <text:p text:style-name="P15">--Nomina 0006</text:p>
      <text:p text:style-name="P15">UPDATE <text:s/>sno_asignacioncargo SET </text:p>
      <text:p text:style-name="P15">codtab='00000000000020180407'</text:p>
      <text:p text:style-name="P15">WHERE</text:p>
      <text:p text:style-name="P15"><text:tab/>codtab='00000000000201804062' AND</text:p>
      <text:p text:style-name="P15"><text:tab/>codnom='0006';</text:p>
      <text:p text:style-name="P15"/>
      <text:p text:style-name="P15">--Nomina 0007</text:p>
      <text:p text:style-name="P15">UPDATE <text:s/>sno_asignacioncargo SET </text:p>
      <text:p text:style-name="P15">codtab='00000000000020180307'</text:p>
      <text:p text:style-name="P15">WHERE</text:p>
      <text:p text:style-name="P15"><text:tab/>codtab='00000000000201803062' AND</text:p>
      <text:p text:style-name="P15"><text:tab/>codnom='0007';</text:p>
      <text:p text:style-name="P15"/>
      <text:p text:style-name="P15"/>
      <text:p text:style-name="P15">--Nomina 0008</text:p>
      <text:p text:style-name="P15"><text:soft-page-break/>UPDATE <text:s/>sno_asignacioncargo SET </text:p>
      <text:p text:style-name="P15">codtab='00000000000020180107'</text:p>
      <text:p text:style-name="P15">WHERE</text:p>
      <text:p text:style-name="P15"><text:tab/>codtab='00000000000201801062' AND</text:p>
      <text:p text:style-name="P15"><text:tab/>codnom='0008';</text:p>
      <text:p text:style-name="P15"/>
      <text:p text:style-name="P15">--Nomina 0009</text:p>
      <text:p text:style-name="P15">UPDATE <text:s/>sno_asignacioncargo SET </text:p>
      <text:p text:style-name="P15">codtab='00000000000020180207'</text:p>
      <text:p text:style-name="P15">WHERE</text:p>
      <text:p text:style-name="P15"><text:tab/>codtab='00000000000201802062' AND</text:p>
      <text:p text:style-name="P15"><text:tab/>codnom='0009';</text:p>
      <text:p text:style-name="P12"><text:tab/></text:p>
      <text:p text:style-name="P11"/>
      <text:p text:style-name="P10">NOTA: Aquí conversa con Orianna y Rosita; y le indicas la actualización que se va hacer</text:p>
      <text:p text:style-name="P10"/>
      <text:p text:style-name="P10">4.-) Se actualiza el tabulador a cada trabajador; según la nómina y el tabulador indicado. Consiste en actualizar el campo codtab de la tabla sno_personalnomina. Se ejecuta el siguiente script:</text:p>
      <text:p text:style-name="P10"/>
      <text:p text:style-name="P16">--Nomina 0000</text:p>
      <text:p text:style-name="P16">UPDATE <text:s/>sno_personalnomina SET </text:p>
      <text:p text:style-name="P16">codtab='00000000000020181007'</text:p>
      <text:p text:style-name="P16">WHERE</text:p>
      <text:p text:style-name="P16"><text:tab/>codtab='00000000000201810062' AND</text:p>
      <text:p text:style-name="P16"><text:tab/>codnom='0000';</text:p>
      <text:p text:style-name="P16"/>
      <text:p text:style-name="P16">--Nomina 0001</text:p>
      <text:p text:style-name="P16">UPDATE <text:s/>sno_personalnomina SET </text:p>
      <text:p text:style-name="P16">codtab='00000000000020180907'</text:p>
      <text:p text:style-name="P16">WHERE</text:p>
      <text:p text:style-name="P16"><text:tab/>codtab='00000000000201809062' AND</text:p>
      <text:p text:style-name="P16"><text:tab/>codnom='0001';</text:p>
      <text:p text:style-name="P16"/>
      <text:p text:style-name="P16"/>
      <text:p text:style-name="P16">--Nomina 0001</text:p>
      <text:p text:style-name="P16">UPDATE <text:s/>sno_personalnomina SET </text:p>
      <text:p text:style-name="P16">codtab='00000000000020181107'</text:p>
      <text:p text:style-name="P16">WHERE</text:p>
      <text:p text:style-name="P16"><text:tab/>codtab='00000000000201811062' AND</text:p>
      <text:p text:style-name="P16"><text:tab/>codnom='0001';</text:p>
      <text:p text:style-name="P16"/>
      <text:p text:style-name="P16">--Nomina 0002</text:p>
      <text:p text:style-name="P16">UPDATE <text:s/>sno_personalnomina SET </text:p>
      <text:p text:style-name="P16">codtab='00000000000020180807'</text:p>
      <text:p text:style-name="P16">WHERE</text:p>
      <text:p text:style-name="P16"><text:tab/>codtab='00000000000201808062' AND</text:p>
      <text:p text:style-name="P16"><text:tab/>codnom='0002';</text:p>
      <text:p text:style-name="P16"/>
      <text:p text:style-name="P16">--Nomina 0002</text:p>
      <text:p text:style-name="P16">UPDATE <text:s/>sno_personalnomina SET </text:p>
      <text:p text:style-name="P16">codtab='00000000000020181307'</text:p>
      <text:p text:style-name="P16">WHERE</text:p>
      <text:p text:style-name="P16"><text:tab/>codtab='00000000000201813062' AND</text:p>
      <text:p text:style-name="P16"><text:tab/>codnom='0002';</text:p>
      <text:p text:style-name="P16"/>
      <text:p text:style-name="P16">--Nomina 0003</text:p>
      <text:p text:style-name="P16">UPDATE <text:s/>sno_personalnomina SET </text:p>
      <text:p text:style-name="P16">codtab='00000000000020180607'</text:p>
      <text:p text:style-name="P16"><text:soft-page-break/>WHERE</text:p>
      <text:p text:style-name="P16"><text:tab/>codtab='00000000000201806062' AND</text:p>
      <text:p text:style-name="P16"><text:tab/>codnom='0003';</text:p>
      <text:p text:style-name="P16"/>
      <text:p text:style-name="P16">--Nomina 0003</text:p>
      <text:p text:style-name="P16">UPDATE <text:s/>sno_personalnomina SET </text:p>
      <text:p text:style-name="P16">codtab='00000000000020180707'</text:p>
      <text:p text:style-name="P16">WHERE</text:p>
      <text:p text:style-name="P16"><text:tab/>codtab='00000000000201807062' AND</text:p>
      <text:p text:style-name="P16"><text:tab/>codnom='0003';</text:p>
      <text:p text:style-name="P16"/>
      <text:p text:style-name="P16">--Nomina 0003</text:p>
      <text:p text:style-name="P16">UPDATE <text:s/>sno_personalnomina SET </text:p>
      <text:p text:style-name="P16">codtab='00000000000020181207'</text:p>
      <text:p text:style-name="P16">WHERE</text:p>
      <text:p text:style-name="P16"><text:tab/>codtab='00000000000201812062' AND</text:p>
      <text:p text:style-name="P16"><text:tab/>codnom='0003';</text:p>
      <text:p text:style-name="P16"/>
      <text:p text:style-name="P16"/>
      <text:p text:style-name="P16">--Nomina 0004</text:p>
      <text:p text:style-name="P16">UPDATE <text:s/>sno_personalnomina SET </text:p>
      <text:p text:style-name="P16">codtab='00000000000020180507'</text:p>
      <text:p text:style-name="P16">WHERE</text:p>
      <text:p text:style-name="P16"><text:tab/>codtab='00000000000201805062' AND</text:p>
      <text:p text:style-name="P16"><text:tab/>codnom='0004';</text:p>
      <text:p text:style-name="P16"/>
      <text:p text:style-name="P16"/>
      <text:p text:style-name="P16">--Nomina 0006</text:p>
      <text:p text:style-name="P16">UPDATE <text:s/>sno_personalnomina SET </text:p>
      <text:p text:style-name="P16">codtab='00000000000020180407'</text:p>
      <text:p text:style-name="P16">WHERE</text:p>
      <text:p text:style-name="P16"><text:tab/>codtab='00000000000201804062' AND</text:p>
      <text:p text:style-name="P16"><text:tab/>codnom='0006';</text:p>
      <text:p text:style-name="P16"/>
      <text:p text:style-name="P16">--Nomina 0007</text:p>
      <text:p text:style-name="P16">UPDATE <text:s/>sno_personalnomina SET </text:p>
      <text:p text:style-name="P16">codtab='00000000000020180307'</text:p>
      <text:p text:style-name="P16">WHERE</text:p>
      <text:p text:style-name="P16"><text:tab/>codtab='00000000000201803062' AND</text:p>
      <text:p text:style-name="P16"><text:tab/>codnom='0007';</text:p>
      <text:p text:style-name="P16"/>
      <text:p text:style-name="P16"/>
      <text:p text:style-name="P16">--Nomina 0008</text:p>
      <text:p text:style-name="P16">UPDATE <text:s/>sno_personalnomina SET </text:p>
      <text:p text:style-name="P16">codtab='00000000000020180107'</text:p>
      <text:p text:style-name="P16">WHERE</text:p>
      <text:p text:style-name="P16"><text:tab/>codtab='00000000000201801062' AND</text:p>
      <text:p text:style-name="P16"><text:tab/>codnom='0008';</text:p>
      <text:p text:style-name="P16"/>
      <text:p text:style-name="P16">--Nomina 0009</text:p>
      <text:p text:style-name="P16">UPDATE <text:s/>sno_personalnomina SET </text:p>
      <text:p text:style-name="P16">codtab='00000000000020180207'</text:p>
      <text:p text:style-name="P16">WHERE</text:p>
      <text:p text:style-name="P16"><text:tab/>codtab='00000000000201802062' AND</text:p>
      <text:p text:style-name="P16"><text:tab/>codnom='0009';</text:p>
      <text:p text:style-name="P8"/>
      <text:p text:style-name="P10">5.-) Luego que se actualicen todos los tabuladores siguiendo los pasos del 1 al 4; Administración de Personal <text:s/>debe editar y guardar cada tabulador utilizando el sistema. Para ello debe ingresar al Sistema de Recursos Humanos. Opciones: Deficiones-Tabulador. Buscar cada tabulador y guardarlo. </text:p>
      <text:p text:style-name="P10"/>
      <text:p text:style-name="P10">NOTA: Esto lo que hace es actualizar el sueldo a cada trabajador según la nomina y tabulador indicado. </text:p>
      <text:p text:style-name="P10"/>
      <text:p text:style-name="P10"><text:soft-page-break/>6.-) Se emite el siguiente listado <text:s/>para que Administración de Personal haga sus cruces con los anteriores y nuevos <text:s/>sueldos.</text:p>
      <text:p text:style-name="P7"/>
      <text:p text:style-name="P4">SELECT</text:p>
      <text:p text:style-name="P4"><text:tab/>sno_personal.codper,</text:p>
      <text:p text:style-name="P4"><text:tab/>RTRIM(sno_personal.apeper)||' '||RTRIM(sno_personal.nomper) as nombres,</text:p>
      <text:p text:style-name="P4"><text:tab/>sno_personalnomina.codnom,</text:p>
      <text:p text:style-name="P4"><text:tab/>sno_personalnomina.codtab,</text:p>
      <text:p text:style-name="P4"><text:tab/>sno_personalnomina.sueper,</text:p>
      <text:p text:style-name="P4"><text:tab/>sno_personalnomina.staper</text:p>
      <text:p text:style-name="P4">FROM</text:p>
      <text:p text:style-name="P4"><text:tab/>sno_personal,</text:p>
      <text:p text:style-name="P4"><text:tab/>sno_personalnomina</text:p>
      <text:p text:style-name="P4">WHERE</text:p>
      <text:p text:style-name="P4"><text:tab/>sno_personal.codper=sno_personalnomina.codper AND</text:p>
      <text:p text:style-name="P4"><text:tab/>sno_personalnomina.staper IN('1','2','4') AND</text:p>
      <text:p text:style-name="P4"><text:tab/>sno_personalnomina.codnom BETWEEN '0000' AND '0010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TW" style:font-name-complex="DejaVu Sans" style:font-size-complex="12pt" style:language-complex="ar" style:country-complex="DZ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TW" style:font-name-complex="DejaVu Sans" style:font-size-complex="12pt" style:language-complex="ar" style:country-complex="DZ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5-26T10:54:28.262966182</meta:creation-date>
    <dc:date>2018-07-10T12:38:20.245998009</dc:date>
    <meta:editing-duration>PT8H42M52S</meta:editing-duration>
    <meta:editing-cycles>24</meta:editing-cycles>
    <meta:generator>LibreOffice/4.3.3.2$Linux_X86_64 LibreOffice_project/430m0$Build-2</meta:generator>
    <meta:document-statistic meta:table-count="0" meta:image-count="0" meta:object-count="0" meta:page-count="10" meta:paragraph-count="403" meta:word-count="929" meta:character-count="8542" meta:non-whitespace-character-count="7732"/>
  </office:meta>
</office:document-meta>
</file>